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8">
      <text:list-level-style-number text:level="1" style:num-suffix="." style:num-list-format-name="NLF1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bullet text:level="2" text:style-name="WW_CharLFO8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4">
      <text:list-level-style-number text:level="1" style:num-suffix="." style:num-list-format-name="NLF0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15">
      <text:list-level-style-number text:level="1" style:num-suffix="." style:num-list-format-name="NLF1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bullet text:level="2" text:style-name="WW_CharLFO15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5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5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5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5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5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6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6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6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6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6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6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7">
      <text:list-level-style-number text:level="1" style:num-suffix="." style:num-list-format-name="NLF0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18">
      <text:list-level-style-bullet text:level="1" text:style-name="WW_CharLFO18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8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8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8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8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8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8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9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9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9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9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9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9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0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0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0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0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0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0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3">
      <text:list-level-style-number text:level="1" style:num-suffix="." style:num-list-format-name="NLF0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24">
      <text:list-level-style-bullet text:level="1" text:style-name="WW_CharLFO24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Heading3" style:master-page-name="MP0" style:family="paragraph">
      <style:paragraph-properties fo:break-before="page"/>
    </style:style>
    <style:style style:name="TableColumn3" style:family="table-column">
      <style:table-column-properties style:column-width="1.2777in" style:use-optimal-column-width="false"/>
    </style:style>
    <style:style style:name="TableColumn4" style:family="table-column">
      <style:table-column-properties style:column-width="1.1in" style:use-optimal-column-width="false"/>
    </style:style>
    <style:style style:name="TableColumn5" style:family="table-column">
      <style:table-column-properties style:column-width="4.2638in" style:use-optimal-column-width="false"/>
    </style:style>
    <style:style style:name="Table2" style:family="table">
      <style:table-properties style:width="6.6416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6" style:parent-style-name="Textbody" style:family="paragraph"/>
    <style:style style:name="P27" style:parent-style-name="Textbody" style:family="paragraph"/>
    <style:style style:name="P28" style:parent-style-name="Textbody" style:family="paragraph"/>
    <style:style style:name="P29" style:parent-style-name="Textbody" style:family="paragraph"/>
    <style:style style:name="P30" style:parent-style-name="Textbody" style:family="paragraph"/>
    <style:style style:name="P31" style:parent-style-name="Textbody" style:family="paragraph"/>
    <style:style style:name="P32" style:parent-style-name="Textbody" style:family="paragraph"/>
    <style:style style:name="P33" style:parent-style-name="Textbody" style:family="paragraph"/>
    <style:style style:name="P34" style:parent-style-name="Textbody" style:family="paragraph"/>
    <style:style style:name="P35" style:parent-style-name="Textbody" style:family="paragraph"/>
    <style:style style:name="P36" style:parent-style-name="Textbody" style:family="paragraph"/>
    <style:style style:name="P37" style:parent-style-name="Textbody" style:family="paragraph"/>
    <style:style style:name="P38" style:parent-style-name="Textbody" style:family="paragraph"/>
    <style:style style:name="P39" style:parent-style-name="Textbody" style:family="paragraph"/>
    <style:style style:name="P40" style:parent-style-name="Textbody" style:family="paragraph"/>
    <style:style style:name="P41" style:parent-style-name="Textbody" style:family="paragraph"/>
    <style:style style:name="P42" style:parent-style-name="Textbody" style:family="paragraph"/>
    <style:style style:name="P43" style:parent-style-name="Textbody" style:family="paragraph"/>
    <style:style style:name="P44" style:parent-style-name="Textbody" style:family="paragraph"/>
    <style:style style:name="P45" style:parent-style-name="Textbody" style:family="paragraph"/>
    <style:style style:name="P46" style:parent-style-name="Textbody" style:family="paragraph"/>
    <style:style style:name="P47" style:parent-style-name="Textbody" style:family="paragraph"/>
    <style:style style:name="P48" style:parent-style-name="Textbody" style:family="paragraph"/>
    <style:style style:name="P49" style:parent-style-name="Textbody" style:family="paragraph"/>
    <style:style style:name="P50" style:parent-style-name="Textbody" style:family="paragraph"/>
    <style:style style:name="P51" style:parent-style-name="Textbody" style:family="paragraph"/>
    <style:style style:name="P52" style:parent-style-name="Textbody" style:family="paragraph"/>
    <style:style style:name="P53" style:parent-style-name="Textbody" style:family="paragraph"/>
    <style:style style:name="P54" style:parent-style-name="Textbody" style:family="paragraph"/>
    <style:style style:name="P55" style:parent-style-name="Textbody" style:family="paragraph"/>
    <style:style style:name="P56" style:parent-style-name="Textbody" style:family="paragraph"/>
    <style:style style:name="P57" style:parent-style-name="Textbody" style:family="paragraph"/>
    <style:style style:name="P58" style:parent-style-name="Textbody" style:family="paragraph"/>
    <style:style style:name="P59" style:parent-style-name="Textbody" style:family="paragraph"/>
    <style:style style:name="P60" style:parent-style-name="Textbody" style:family="paragraph"/>
    <style:style style:name="P61" style:parent-style-name="Textbody" style:family="paragraph"/>
    <style:style style:name="P62" style:parent-style-name="Textbody" style:family="paragraph"/>
    <style:style style:name="P63" style:parent-style-name="Textbody" style:family="paragraph"/>
    <style:style style:name="P64" style:parent-style-name="Textbody" style:family="paragraph"/>
    <style:style style:name="P65" style:parent-style-name="Textbody" style:family="paragraph"/>
    <style:style style:name="P66" style:parent-style-name="Textbody" style:family="paragraph"/>
    <style:style style:name="P67" style:parent-style-name="Textbody" style:family="paragraph"/>
    <style:style style:name="P68" style:parent-style-name="Textbody" style:family="paragraph"/>
    <style:style style:name="P69" style:parent-style-name="Textbody" style:family="paragraph"/>
    <style:style style:name="P70" style:parent-style-name="Textbody" style:family="paragraph"/>
    <style:style style:name="P71" style:parent-style-name="Textbody" style:family="paragraph"/>
    <style:style style:name="P72" style:parent-style-name="Textbody" style:family="paragraph"/>
    <style:style style:name="P73" style:parent-style-name="Textbody" style:family="paragraph"/>
    <style:style style:name="P74" style:parent-style-name="Textbody" style:family="paragraph"/>
    <style:style style:name="P75" style:parent-style-name="Textbody" style:family="paragraph"/>
    <style:style style:name="P76" style:parent-style-name="Textbody" style:family="paragraph"/>
    <style:style style:name="P77" style:parent-style-name="Textbody" style:family="paragraph"/>
    <style:style style:name="P78" style:parent-style-name="Textbody" style:family="paragraph"/>
    <style:style style:name="P79" style:parent-style-name="Textbody" style:family="paragraph"/>
    <style:style style:name="P80" style:parent-style-name="Textbody" style:family="paragraph"/>
    <style:style style:name="P81" style:parent-style-name="Textbody" style:family="paragraph"/>
    <style:style style:name="P82" style:parent-style-name="Textbody" style:family="paragraph"/>
    <style:style style:name="P83" style:parent-style-name="Textbody" style:family="paragraph"/>
    <style:style style:name="P84" style:parent-style-name="Textbody" style:family="paragraph"/>
    <style:style style:name="P85" style:parent-style-name="Textbody" style:family="paragraph"/>
    <style:style style:name="P86" style:parent-style-name="Textbody" style:family="paragraph"/>
    <style:style style:name="P87" style:parent-style-name="Textbody" style:family="paragraph"/>
    <style:style style:name="P88" style:parent-style-name="Textbody" style:family="paragraph"/>
    <style:style style:name="P89" style:parent-style-name="Textbody" style:family="paragraph"/>
    <style:style style:name="P90" style:parent-style-name="Textbody" style:family="paragraph"/>
    <style:style style:name="P91" style:parent-style-name="Textbody" style:family="paragraph"/>
    <style:style style:name="P92" style:parent-style-name="Textbody" style:family="paragraph"/>
    <style:style style:name="P93" style:parent-style-name="Textbody" style:family="paragraph"/>
    <style:style style:name="P94" style:parent-style-name="Textbody" style:family="paragraph"/>
    <style:style style:name="TableColumn96" style:family="table-column">
      <style:table-column-properties style:column-width="0.5006in" style:use-optimal-column-width="false"/>
    </style:style>
    <style:style style:name="TableColumn97" style:family="table-column">
      <style:table-column-properties style:column-width="4.4902in" style:use-optimal-column-width="false"/>
    </style:style>
    <style:style style:name="Table95" style:family="table">
      <style:table-properties style:width="4.9909in" fo:margin-left="0in" table:align="left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1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13" style:parent-style-name="Textbody" style:family="paragraph"/>
    <style:style style:name="P114" style:parent-style-name="Textbody" style:family="paragraph"/>
    <style:style style:name="P115" style:parent-style-name="Textbody" style:family="paragraph"/>
    <style:style style:name="P116" style:parent-style-name="Textbody" style:family="paragraph"/>
    <style:style style:name="P117" style:parent-style-name="Textbody" style:family="paragraph"/>
    <style:style style:name="P118" style:parent-style-name="Textbody" style:family="paragraph"/>
    <style:style style:name="P119" style:parent-style-name="Textbody" style:family="paragraph"/>
    <style:style style:name="P120" style:parent-style-name="Textbody" style:family="paragraph"/>
    <style:style style:name="P121" style:parent-style-name="Textbody" style:family="paragraph"/>
    <style:style style:name="P122" style:parent-style-name="Textbody" style:family="paragraph"/>
    <style:style style:name="P123" style:parent-style-name="Textbody" style:family="paragraph"/>
    <style:style style:name="P124" style:parent-style-name="Textbody" style:family="paragraph"/>
    <style:style style:name="P125" style:parent-style-name="Textbody" style:family="paragraph"/>
    <style:style style:name="P126" style:parent-style-name="Textbody" style:family="paragraph"/>
    <style:style style:name="P127" style:parent-style-name="Textbody" style:family="paragraph"/>
    <style:style style:name="P128" style:parent-style-name="Textbody" style:family="paragraph"/>
    <style:style style:name="P129" style:parent-style-name="Textbody" style:family="paragraph"/>
    <style:style style:name="P130" style:parent-style-name="Textbody" style:family="paragraph"/>
    <style:style style:name="P131" style:parent-style-name="Textbody" style:family="paragraph"/>
    <style:style style:name="P132" style:parent-style-name="Textbody" style:family="paragraph"/>
    <style:style style:name="P133" style:parent-style-name="Textbody" style:family="paragraph"/>
    <style:style style:name="P134" style:parent-style-name="Textbody" style:family="paragraph"/>
    <style:style style:name="P135" style:parent-style-name="Textbody" style:family="paragraph"/>
    <style:style style:name="P136" style:parent-style-name="Textbody" style:family="paragraph"/>
    <style:style style:name="P137" style:parent-style-name="Quotations" style:family="paragraph"/>
    <style:style style:name="P138" style:parent-style-name="Quotations" style:family="paragraph"/>
    <style:style style:name="P139" style:parent-style-name="Textbody" style:family="paragraph">
      <style:paragraph-properties fo:margin-bottom="0in"/>
    </style:style>
  </office:automatic-styles>
  <office:body>
    <office:text text:use-soft-page-breaks="true">
      <text:h text:style-name="P1" text:outline-level="3">1.<text:s/><text:span text:style-name="StrongEmphasis">Goal:</text:span><text:s/>Max ABV in 2 liters using only sugar, water, and yeast</text:h>
      <text:p text:style-name="Textbody"><text:span text:style-name="StrongEmphasis">Ingredients for 2 liters of wash (~12–15% ABV max for baker’s/brewer’s yeast):</text:span>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header-rows>
          <table:table-row table:style-name="TableRow6">
            <table:table-cell table:style-name="TableCell7">
              <text:p text:style-name="TableHeading">Ingredient</text:p>
            </table:table-cell>
            <table:table-cell table:style-name="TableCell8">
              <text:p text:style-name="TableHeading">Amount</text:p>
            </table:table-cell>
            <table:table-cell table:style-name="TableCell9">
              <text:p text:style-name="TableHeading">Notes</text:p>
            </table:table-cell>
          </table:table-row>
        </table:table-header-rows>
        <table:table-row table:style-name="TableRow10">
          <table:table-cell table:style-name="TableCell11">
            <text:p text:style-name="TableContents">Water</text:p>
          </table:table-cell>
          <table:table-cell table:style-name="TableCell12">
            <text:p text:style-name="TableContents">2 liters</text:p>
          </table:table-cell>
          <table:table-cell table:style-name="TableCell13">
            <text:p text:style-name="TableContents">Tap or filtered</text:p>
          </table:table-cell>
        </table:table-row>
        <table:table-row table:style-name="TableRow14">
          <table:table-cell table:style-name="TableCell15">
            <text:p text:style-name="TableContents">Sugar</text:p>
          </table:table-cell>
          <table:table-cell table:style-name="TableCell16">
            <text:p text:style-name="TableContents">500–600 grams</text:p>
          </table:table-cell>
          <table:table-cell table:style-name="TableCell17">
            <text:p text:style-name="TableContents">White granulated sugar; 600 g gets closer to 15% ABV</text:p>
          </table:table-cell>
        </table:table-row>
        <table:table-row table:style-name="TableRow18">
          <table:table-cell table:style-name="TableCell19">
            <text:p text:style-name="TableContents">Yeast</text:p>
          </table:table-cell>
          <table:table-cell table:style-name="TableCell20">
            <text:p text:style-name="TableContents">2–3 grams</text:p>
          </table:table-cell>
          <table:table-cell table:style-name="TableCell21">
            <text:p text:style-name="TableContents">One small packet of baker’s or brewer’s yeast</text:p>
          </table:table-cell>
        </table:table-row>
        <table:table-row table:style-name="TableRow22">
          <table:table-cell table:style-name="TableCell23">
            <text:p text:style-name="TableContents">Optional nutrients</text:p>
          </table:table-cell>
          <table:table-cell table:style-name="TableCell24">
            <text:p text:style-name="TableContents">tiny pinch</text:p>
          </table:table-cell>
          <table:table-cell table:style-name="TableCell25">
            <text:p text:style-name="TableContents">Baking soda or yeast nutrient can help fermentation finish fully</text:p>
          </table:table-cell>
        </table:table-row>
      </table:table>
      <text:p text:style-name="Textbody"><text:span text:style-name="StrongEmphasis">Mixing instructions:</text:span></text:p>
      <text:list text:style-name="LFO1" text:continue-numbering="true">
        <text:list-item>
          <text:p text:style-name="P26">Dissolve sugar completely in water.</text:p>
        </text:list-item>
        <text:list-item>
          <text:p text:style-name="P27">Add yeast (and optional nutrients).</text:p>
        </text:list-item>
        <text:list-item>
          <text:p text:style-name="P28">Pour into a<text:s/><text:span text:style-name="StrongEmphasis">2-liter soda bottle</text:span>, leaving the cap slightly loose.</text:p>
        </text:list-item>
        <text:list-item>
          <text:p text:style-name="P29">Cover the mouth with a<text:s/><text:span text:style-name="StrongEmphasis">single layer of paper towel</text:span><text:s/>if you like, to reduce dust/insects while letting CO₂ escape.</text:p>
        </text:list-item>
        <text:list-item>
          <text:p text:style-name="P30">Put in a<text:s/><text:span text:style-name="StrongEmphasis">cool, dark cupboard</text:span><text:s/>— room temperature ~20–25°C is ideal.</text:p>
        </text:list-item>
      </text:list>
      <text:p text:style-name="HorizontalLine"/>
      <text:h text:style-name="Heading3" text:outline-level="3">2.<text:s/><text:span text:style-name="StrongEmphasis">Fermentation signs and timing</text:span></text:h>
      <text:list text:style-name="LFO2" text:continue-numbering="true">
        <text:list-item>
          <text:p text:style-name="P31">You’ll see<text:s/><text:span text:style-name="StrongEmphasis">bubbles in the liquid</text:span><text:s/>or gas escaping from the bottle — that’s CO₂ from fermentation.</text:p>
        </text:list-item>
        <text:list-item>
          <text:p text:style-name="P32"><text:span text:style-name="StrongEmphasis">Done when:</text:span></text:p>
          <text:list text:continue-numbering="true">
            <text:list-item>
              <text:p text:style-name="P33">Bubbling<text:s/><text:span text:style-name="StrongEmphasis">slows drastically or stops completely</text:span><text:s/>for 2–3 days.</text:p>
            </text:list-item>
            <text:list-item>
              <text:p text:style-name="P34">Liquid may<text:s/><text:span text:style-name="StrongEmphasis">clear slightly</text:span><text:s/>and sediment will settle at the bottom.</text:p>
            </text:list-item>
          </text:list>
        </text:list-item>
      </text:list>
      <text:p text:style-name="Quotations">Optional: You can lightly screen it through a coffee filter or fine mesh to remove most sediment before bottling.</text:p>
      <text:p text:style-name="HorizontalLine"/>
      <text:h text:style-name="Heading3" text:outline-level="3">3.<text:s/><text:span text:style-name="StrongEmphasis">Tips for highest ABV</text:span></text:h>
      <text:list text:style-name="LFO3" text:continue-numbering="true">
        <text:list-item>
          <text:p text:style-name="P35">Keep the mixture<text:s/><text:span text:style-name="StrongEmphasis">warm but not hot</text:span><text:s/>(20–25°C). Yeast works best here.</text:p>
        </text:list-item>
        <text:list-item>
          <text:p text:style-name="P36">Don’t open the bottle frequently — oxygen can slow fermentation or introduce wild microbes.</text:p>
        </text:list-item>
        <text:list-item>
          <text:p text:style-name="P37">Avoid adding more sugar mid-fermentation — it can shock the yeast.</text:p>
        </text:list-item>
      </text:list>
      <text:p text:style-name="HorizontalLine"/>
      <text:h text:style-name="Heading3" text:outline-level="3">✅ Summary</text:h>
      <text:list text:style-name="LFO4" text:continue-numbering="true">
        <text:list-item>
          <text:p text:style-name="P38"><text:span text:style-name="StrongEmphasis">2 L water + 500–600 g sugar + 2–3 g yeast</text:span><text:s/>→ ~12–15% ABV.</text:p>
        </text:list-item>
        <text:list-item>
          <text:p text:style-name="P39">Use<text:s/><text:span text:style-name="StrongEmphasis">slightly loose cap + paper towel</text:span><text:s/>to vent CO₂.</text:p>
        </text:list-item>
        <text:list-item>
          <text:p text:style-name="P40">Fermentation is<text:s/><text:span text:style-name="StrongEmphasis">done when bubbling stops for 2–3 days</text:span>.</text:p>
        </text:list-item>
        <text:list-item>
          <text:p text:style-name="P41">Sediment can be lightly filtered; flavor can be adjusted later with juice or powdered mix.</text:p>
        </text:list-item>
      </text:list>
      <text:p text:style-name="Standard"/>
      <text:h text:style-name="Heading2" text:outline-level="2"><text:span text:style-name="StrongEmphasis">20-Bottle Sugar Wash Prep Checklist</text:span></text:h>
      <text:h text:style-name="Heading3" text:outline-level="3"><text:span text:style-name="StrongEmphasis">Ingredients per 2 L bottle</text:span></text:h>
      <text:list text:style-name="LFO5" text:continue-numbering="true">
        <text:list-item>
          <text:p text:style-name="P42">Water: 2 liters</text:p>
        </text:list-item>
        <text:list-item>
          <text:p text:style-name="P43">Sugar: 500–600 g</text:p>
        </text:list-item>
        <text:list-item>
          <text:p text:style-name="P44">Yeast: 2–3 g (brewer’s or baker’s)</text:p>
        </text:list-item>
        <text:list-item>
          <text:p text:style-name="P45">Optional: tiny pinch yeast nutrient or baking soda</text:p>
        </text:list-item>
      </text:list>
      <text:p text:style-name="Textbody"><text:span text:style-name="StrongEmphasis">For 20 bottles:</text:span></text:p>
      <text:list text:style-name="LFO6" text:continue-numbering="true">
        <text:list-item>
          <text:p text:style-name="P46">Water: 40 L</text:p>
        </text:list-item>
        <text:list-item>
          <text:p text:style-name="P47">Sugar: 10–12 kg</text:p>
        </text:list-item>
        <text:list-item>
          <text:p text:style-name="P48">Yeast: 40–60 g</text:p>
        </text:list-item>
      </text:list>
      <text:p text:style-name="HorizontalLine"/>
      <text:h text:style-name="Heading3" text:outline-level="3"><text:span text:style-name="StrongEmphasis">Equipment</text:span></text:h>
      <text:list text:style-name="LFO7" text:continue-numbering="true">
        <text:list-item>
          <text:p text:style-name="P49">20 × 2-liter soda bottles (cleaned)</text:p>
        </text:list-item>
        <text:list-item>
          <text:p text:style-name="P50">20 × 4×4 inch paper towel squares</text:p>
        </text:list-item>
        <text:list-item>
          <text:p text:style-name="P51">Funnel or spoon for mixing</text:p>
        </text:list-item>
        <text:list-item>
          <text:p text:style-name="P52">Labels or masking tape + pen</text:p>
        </text:list-item>
      </text:list>
      <text:p text:style-name="HorizontalLine"/>
      <text:h text:style-name="Heading3" text:outline-level="3"><text:span text:style-name="StrongEmphasis">Step-by-Step Setup</text:span></text:h>
      <text:list text:style-name="LFO8" text:continue-numbering="true">
        <text:list-item>
          <text:p text:style-name="P53"><text:span text:style-name="StrongEmphasis">Mix sugar + water</text:span><text:s/>completely.</text:p>
        </text:list-item>
        <text:list-item>
          <text:p text:style-name="P54">Add<text:s/><text:span text:style-name="StrongEmphasis">yeast</text:span><text:s/>(and optional nutrient).</text:p>
        </text:list-item>
        <text:list-item>
          <text:p text:style-name="P55">Pour mixture into bottles (leave ~1 inch headspace).</text:p>
        </text:list-item>
        <text:list-item>
          <text:p text:style-name="P56"><text:span text:style-name="StrongEmphasis">Paper towel placement:</text:span></text:p>
          <text:list text:continue-numbering="true">
            <text:list-item>
              <text:p text:style-name="P57">Lay 4×4 inch square over bottle opening.</text:p>
            </text:list-item>
            <text:list-item>
              <text:p text:style-name="P58">Screw cap snug over towel, then<text:s/><text:span text:style-name="StrongEmphasis">1/4 turn back</text:span>.</text:p>
            </text:list-item>
          </text:list>
        </text:list-item>
        <text:list-item>
          <text:p text:style-name="P59"><text:span text:style-name="StrongEmphasis">Label bottles</text:span><text:s/>with batch number + sugar amount.</text:p>
        </text:list-item>
        <text:list-item>
          <text:p text:style-name="P60">Place bottles<text:s/><text:span text:style-name="StrongEmphasis">upright in cool, dark cupboard</text:span>, leaving space between bottles.</text:p>
        </text:list-item>
      </text:list>
      <text:p text:style-name="HorizontalLine"/>
      <text:h text:style-name="Heading3" text:outline-level="3"><text:span text:style-name="StrongEmphasis">Fermentation Monitoring</text:span></text:h>
      <text:list text:style-name="LFO9" text:continue-numbering="true">
        <text:list-item>
          <text:p text:style-name="P61"><text:span text:style-name="StrongEmphasis">Day 1–2:</text:span><text:s/>Rapid bubbling, slight cloudiness.</text:p>
        </text:list-item>
        <text:list-item>
          <text:p text:style-name="P62"><text:span text:style-name="StrongEmphasis">Day 3–7:</text:span><text:s/>Bubbling slows, sediment forms.</text:p>
        </text:list-item>
        <text:list-item>
          <text:p text:style-name="P63"><text:span text:style-name="StrongEmphasis">Day 8–10:</text:span><text:s/>Bubbling nearly stopped, liquid slightly clearer.</text:p>
        </text:list-item>
        <text:list-item>
          <text:p text:style-name="P64"><text:span text:style-name="StrongEmphasis">Day 11–14:</text:span><text:s/>Bubbling stopped for 2–3 days → fermentation done.</text:p>
        </text:list-item>
      </text:list>
      <text:p text:style-name="Quotations">Optional: Lightly filter through mesh or coffee filter before bottling.</text:p>
      <text:p text:style-name="HorizontalLine"/>
      <text:h text:style-name="Heading3" text:outline-level="3"><text:span text:style-name="StrongEmphasis">Flavoring (optional)</text:span></text:h>
      <text:list text:style-name="LFO10" text:continue-numbering="true">
        <text:list-item>
          <text:p text:style-name="P65">Add<text:s/><text:span text:style-name="StrongEmphasis">vanilla extract, citrus, juice, or powdered drink mix</text:span><text:s/>after fermentation.</text:p>
        </text:list-item>
        <text:list-item>
          <text:p text:style-name="P66">Chill or add ice before drinking to soften harsh taste.</text:p>
        </text:list-item>
      </text:list>
      <text:p text:style-name="HorizontalLine"/>
      <text:h text:style-name="Heading3" text:outline-level="3"><text:span text:style-name="StrongEmphasis">Tips</text:span></text:h>
      <text:list text:style-name="LFO11" text:continue-numbering="true">
        <text:list-item>
          <text:p text:style-name="P67">Check a few bottles first day or two to ensure paper towel stays in place.</text:p>
        </text:list-item>
        <text:list-item>
          <text:p text:style-name="P68">Avoid opening frequently — let fermentation finish naturally.</text:p>
        </text:list-item>
        <text:list-item>
          <text:p text:style-name="P69">For high ABV (~12–15%), keep sugar and yeast ratio consistent.</text:p>
        </text:list-item>
      </text:list>
      <text:p text:style-name="Standard"><text:line-break/>Perfect! Here’s a<text:s/><text:span text:style-name="StrongEmphasis">complete, step-by-step 2L high-ABV fermentation plan for 10 bottles</text:span><text:s/>using the<text:s/><text:span text:style-name="StrongEmphasis">balloon venting method</text:span><text:s/>with a thumbtack cap hole and needle holes in the balloon. This plan maximizes safety, speed, and alcohol content while keeping costs low.</text:p>
      <text:p text:style-name="HorizontalLine"/>
      <text:h text:style-name="Heading2" text:outline-level="2"><text:span text:style-name="StrongEmphasis">Ingredients per 2L bottle</text:span></text:h>
      <text:list text:style-name="LFO12" text:continue-numbering="true">
        <text:list-item>
          <text:p text:style-name="P70">Water: 2 L</text:p>
        </text:list-item>
        <text:list-item>
          <text:p text:style-name="P71">Sugar: 500–600 g (≈25–30% sugar solution)</text:p>
        </text:list-item>
        <text:list-item>
          <text:p text:style-name="P72">Champagne/high-alcohol wine yeast: 2–4 g (Lalvin EC-1118 recommended)</text:p>
        </text:list-item>
      </text:list>
      <text:p text:style-name="Quotations">For 10 bottles, multiply ingredients by 10.</text:p>
      <text:p text:style-name="HorizontalLine"/>
      <text:h text:style-name="Heading2" text:outline-level="2"><text:span text:style-name="StrongEmphasis">Equipment</text:span></text:h>
      <text:list text:style-name="LFO13" text:continue-numbering="true">
        <text:list-item>
          <text:p text:style-name="P73">10 empty 2L plastic soda bottles</text:p>
        </text:list-item>
        <text:list-item>
          <text:p text:style-name="P74">10 balloons (sturdy type)</text:p>
        </text:list-item>
        <text:list-item>
          <text:p text:style-name="P75">Needle or pin</text:p>
        </text:list-item>
        <text:list-item>
          <text:p text:style-name="P76">Thumbtack</text:p>
        </text:list-item>
        <text:list-item>
          <text:p text:style-name="P77">Funnel (optional)</text:p>
        </text:list-item>
        <text:list-item>
          <text:p text:style-name="P78">Coffee filter or pantyhose for straining</text:p>
        </text:list-item>
      </text:list>
      <text:p text:style-name="HorizontalLine"/>
      <text:h text:style-name="Heading2" text:outline-level="2"><text:span text:style-name="StrongEmphasis">Step 1: Prepare the mixture</text:span></text:h>
      <text:list text:style-name="LFO14" text:continue-numbering="true">
        <text:list-item>
          <text:p text:style-name="P79">Pour 2 L water into each bottle.</text:p>
        </text:list-item>
        <text:list-item>
          <text:p text:style-name="P80">Dissolve 500–600 g sugar in water (warm water speeds dissolving). Dextrose Corn</text:p>
        </text:list-item>
        <text:list-item>
          <text:p text:style-name="P81">Add yeast champaign EC-1118 (2–4 g).</text:p>
        </text:list-item>
        <text:list-item>
          <text:p text:style-name="P82">Gently swirl or stir to mix; avoid shaking too vigorously.</text:p>
        </text:list-item>
      </text:list>
      <text:p text:style-name="HorizontalLine"/>
      <text:h text:style-name="Heading2" text:outline-level="2"><text:span text:style-name="StrongEmphasis">Step 2: Prepare the venting system</text:span></text:h>
      <text:list text:style-name="LFO15" text:continue-numbering="true">
        <text:list-item>
          <text:p text:style-name="P83"><text:span text:style-name="StrongEmphasis">Bottle cap:</text:span></text:p>
          <text:list text:continue-numbering="true">
            <text:list-item>
              <text:p text:style-name="P84">Press a<text:s/><text:span text:style-name="StrongEmphasis">tiny hole (~1 mm)</text:span><text:s/>through the cap using a thumbtack.</text:p>
            </text:list-item>
          </text:list>
        </text:list-item>
        <text:list-item>
          <text:p text:style-name="P85"><text:span text:style-name="StrongEmphasis">Balloon:</text:span></text:p>
          <text:list text:continue-numbering="true">
            <text:list-item>
              <text:p text:style-name="P86">Stretch a balloon over the bottle mouth.</text:p>
            </text:list-item>
            <text:list-item>
              <text:p text:style-name="P87">Poke<text:s/><text:span text:style-name="StrongEmphasis">two tiny needle holes (~1 mm each)</text:span><text:s/>in the top of the balloon.</text:p>
            </text:list-item>
          </text:list>
        </text:list-item>
        <text:list-item>
          <text:p text:style-name="P88">Secure balloon over cap. It should be snug but able to inflate slightly.</text:p>
        </text:list-item>
      </text:list>
      <text:p text:style-name="Quotations">The balloon inflates as CO₂ is produced and releases gas through the needle holes. The thumbtack hole provides a secondary controlled vent.</text:p>
      <text:p text:style-name="HorizontalLine"/>
      <text:h text:style-name="Heading2" text:outline-level="2"><text:span text:style-name="StrongEmphasis">Step 3: Fermentation</text:span></text:h>
      <text:list text:style-name="LFO16" text:continue-numbering="true">
        <text:list-item>
          <text:p text:style-name="P89">Store bottles at<text:s/><text:span text:style-name="StrongEmphasis">room temperature (22–28°C)</text:span>, out of direct sunlight.</text:p>
        </text:list-item>
        <text:list-item>
          <text:p text:style-name="P90"><text:span text:style-name="StrongEmphasis">Daily check</text:span>:</text:p>
          <text:list text:continue-numbering="true">
            <text:list-item>
              <text:p text:style-name="P91">Observe balloon inflation.</text:p>
            </text:list-item>
            <text:list-item>
              <text:p text:style-name="P92">If balloon fully inflates, press lightly to release excess gas.</text:p>
            </text:list-item>
            <text:list-item>
              <text:p text:style-name="P93">Check bottle firmness; if hard/bulging, vent slightly more.</text:p>
            </text:list-item>
          </text:list>
        </text:list-item>
        <text:list-item>
          <text:p text:style-name="P94"><text:span text:style-name="StrongEmphasis">Do not shake bottles</text:span><text:s/>before fermentation is complete.</text:p>
        </text:list-item>
      </text:list>
      <text:p text:style-name="Textbody"><text:span text:style-name="StrongEmphasis">Estimated fermentation timeline:</text:span></text:p>
      <table:table table:style-name="Table95">
        <table:table-columns>
          <table:table-column table:style-name="TableColumn96"/>
          <table:table-column table:style-name="TableColumn97"/>
        </table:table-columns>
        <table:table-header-rows>
          <table:table-row table:style-name="TableRow98">
            <table:table-cell table:style-name="TableCell99">
              <text:p text:style-name="TableHeading">Day</text:p>
            </table:table-cell>
            <table:table-cell table:style-name="TableCell100">
              <text:p text:style-name="TableHeading">Action</text:p>
            </table:table-cell>
          </table:table-row>
        </table:table-header-rows>
        <table:table-row table:style-name="TableRow101">
          <table:table-cell table:style-name="TableCell102">
            <text:p text:style-name="TableContents">1–3</text:p>
          </table:table-cell>
          <table:table-cell table:style-name="TableCell103">
            <text:p text:style-name="TableContents">Vigorous fermentation. Check<text:s/><text:span text:style-name="StrongEmphasis">twice daily</text:span>.</text:p>
          </table:table-cell>
        </table:table-row>
        <table:table-row table:style-name="TableRow104">
          <table:table-cell table:style-name="TableCell105">
            <text:p text:style-name="TableContents">4–7</text:p>
          </table:table-cell>
          <table:table-cell table:style-name="TableCell106">
            <text:p text:style-name="TableContents">Moderate fermentation. Check<text:s/><text:span text:style-name="StrongEmphasis">once daily</text:span>.</text:p>
          </table:table-cell>
        </table:table-row>
        <table:table-row table:style-name="TableRow107">
          <table:table-cell table:style-name="TableCell108">
            <text:p text:style-name="TableContents">8–12</text:p>
          </table:table-cell>
          <table:table-cell table:style-name="TableCell109">
            <text:p text:style-name="TableContents">Slower fermentation. Check every other day.</text:p>
          </table:table-cell>
        </table:table-row>
        <table:table-row table:style-name="TableRow110">
          <table:table-cell table:style-name="TableCell111">
            <text:p text:style-name="TableContents">13–14</text:p>
          </table:table-cell>
          <table:table-cell table:style-name="TableCell112">
            <text:p text:style-name="TableContents">Fermentation nearly complete. Balloon mostly relaxed, bottle soft.</text:p>
          </table:table-cell>
        </table:table-row>
      </table:table>
      <text:p text:style-name="HorizontalLine"/>
      <text:h text:style-name="Heading2" text:outline-level="2"><text:span text:style-name="StrongEmphasis">Step 4: Straining and bottling</text:span></text:h>
      <text:list text:style-name="LFO17" text:continue-numbering="true">
        <text:list-item>
          <text:p text:style-name="P113">Once fermentation stops (no bubbling, balloon relaxed), strain liquid through a<text:s/><text:span text:style-name="StrongEmphasis">coffee filter or pantyhose</text:span><text:s/>into clean bottles.</text:p>
        </text:list-item>
        <text:list-item>
          <text:p text:style-name="P114">Seal bottles<text:s/><text:span text:style-name="StrongEmphasis">tightly</text:span><text:s/>for storage.</text:p>
        </text:list-item>
        <text:list-item>
          <text:p text:style-name="P115">Store bottles<text:s/><text:span text:style-name="StrongEmphasis">in the fridge</text:span><text:s/>for stability and to prevent residual fermentation.</text:p>
        </text:list-item>
      </text:list>
      <text:p text:style-name="HorizontalLine"/>
      <text:h text:style-name="Heading2" text:outline-level="2"><text:span text:style-name="StrongEmphasis">Step 5: Optional flavoring</text:span></text:h>
      <text:list text:style-name="LFO18" text:continue-numbering="true">
        <text:list-item>
          <text:p text:style-name="P116">After straining, you can add<text:s/><text:span text:style-name="StrongEmphasis">a few drops of alcohol flavoring</text:span><text:s/>if desired.</text:p>
        </text:list-item>
        <text:list-item>
          <text:p text:style-name="P117">Shake gently to mix.</text:p>
        </text:list-item>
      </text:list>
      <text:p text:style-name="HorizontalLine"/>
      <text:h text:style-name="Heading2" text:outline-level="2"><text:span text:style-name="StrongEmphasis">Safety Notes</text:span></text:h>
      <text:list text:style-name="LFO19" text:continue-numbering="true">
        <text:list-item>
          <text:p text:style-name="P118">Vent<text:s/><text:span text:style-name="StrongEmphasis">over a sink</text:span><text:s/>to avoid spills.</text:p>
        </text:list-item>
        <text:list-item>
          <text:p text:style-name="P119">Check daily for bulging or hard bottles.</text:p>
        </text:list-item>
        <text:list-item>
          <text:p text:style-name="P120">Use<text:s/><text:span text:style-name="StrongEmphasis">thick balloons</text:span><text:s/>to reduce popping risk.</text:p>
        </text:list-item>
        <text:list-item>
          <text:p text:style-name="P121">Never seal bottles tightly during active fermentation.</text:p>
        </text:list-item>
      </text:list>
      <text:p text:style-name="HorizontalLine"/>
      <text:h text:style-name="Heading2" text:outline-level="2"><text:span text:style-name="StrongEmphasis">Expected Results</text:span></text:h>
      <text:list text:style-name="LFO20" text:continue-numbering="true">
        <text:list-item>
          <text:p text:style-name="P122">Alcohol content:<text:s/><text:span text:style-name="StrongEmphasis">12–18% ABV</text:span><text:s/>(with champagne yeast).</text:p>
        </text:list-item>
        <text:list-item>
          <text:p text:style-name="P123">Fermentation time: ~14 days.</text:p>
        </text:list-item>
        <text:list-item>
          <text:p text:style-name="P124">Bottles remain safe with balloon venting system.</text:p>
        </text:list-item>
      </text:list>
      <text:p text:style-name="HorizontalLine"/>
      <text:p text:style-name="Textbody">This plan gives you<text:s/><text:span text:style-name="StrongEmphasis">10 high-ABV batches safely</text:span>, using cheap household items and minimal equipment.</text:p>
      <text:p text:style-name="Textbody">If you want, I can also make a<text:s/><text:span text:style-name="StrongEmphasis">visual diagram showing the balloon + thumbtack setup</text:span>, so it’s crystal clear how to assemble it safely.</text:p>
      <text:p text:style-name="Textbody">Do you want me to do that?</text:p>
      <text:h text:style-name="Heading5" text:outline-level="5">You said:</text:h>
      <text:p text:style-name="Textbody">On the cap, or over the cap so the bottle itself? Does it matter?</text:p>
      <text:h text:style-name="Heading6" text:outline-level="6">ChatGPT said:</text:h>
      <text:p text:style-name="Textbody">It<text:s/><text:span text:style-name="StrongEmphasis">does matter a little</text:span>, but both options can work if done carefully. Here’s the breakdown:</text:p>
      <text:p text:style-name="HorizontalLine"/>
      <text:h text:style-name="Heading3" text:outline-level="3"><text:span text:style-name="StrongEmphasis">1. Hole through the cap</text:span></text:h>
      <text:list text:style-name="LFO21" text:continue-numbering="true">
        <text:list-item>
          <text:p text:style-name="P125">Poking the thumbtack<text:s/><text:span text:style-name="StrongEmphasis">directly through the cap</text:span><text:s/>is the most common method.</text:p>
        </text:list-item>
        <text:list-item>
          <text:p text:style-name="P126">How it works:</text:p>
          <text:list text:continue-numbering="true">
            <text:list-item>
              <text:p text:style-name="P127">The tiny hole lets<text:s/><text:span text:style-name="StrongEmphasis">CO₂ escape from inside the bottle</text:span>.</text:p>
            </text:list-item>
            <text:list-item>
              <text:p text:style-name="P128">Balloon sits over the top and inflates slightly as gas escapes.</text:p>
            </text:list-item>
          </text:list>
        </text:list-item>
        <text:list-item>
          <text:p text:style-name="P129">✅ Advantage: Very controlled venting. Gas pressure goes through the cap and into the balloon, reducing the chance of leaks or spraying.</text:p>
        </text:list-item>
      </text:list>
      <text:p text:style-name="HorizontalLine"/>
      <text:h text:style-name="Heading3" text:outline-level="3"><text:span text:style-name="StrongEmphasis">2. Hole over the bottle, not through the cap</text:span></text:h>
      <text:list text:style-name="LFO22" text:continue-numbering="true">
        <text:list-item>
          <text:p text:style-name="P130">If you make the hole<text:s/><text:span text:style-name="StrongEmphasis">in the balloon itself only</text:span>, without a vent in the cap:</text:p>
          <text:list text:continue-numbering="true">
            <text:list-item>
              <text:p text:style-name="P131">Balloon inflates, CO₂ escapes through the needle holes.</text:p>
            </text:list-item>
            <text:list-item>
              <text:p text:style-name="P132">Works, but there’s<text:s/><text:span text:style-name="StrongEmphasis">slightly more risk of balloon popping</text:span>, because all the pressure is contained in the balloon itself.</text:p>
            </text:list-item>
          </text:list>
        </text:list-item>
        <text:list-item>
          <text:p text:style-name="P133">If you make the hole<text:s/><text:span text:style-name="StrongEmphasis">through the cap but not the bottle mouth</text:span><text:s/>(like piercing a cap without touching the bottle), it can<text:s/><text:span text:style-name="StrongEmphasis">leak gas around the edges</text:span><text:s/>and won’t vent as effectively.</text:p>
        </text:list-item>
      </text:list>
      <text:p text:style-name="HorizontalLine"/>
      <text:h text:style-name="Heading3" text:outline-level="3"><text:span text:style-name="StrongEmphasis">✅ Best method for your setup</text:span></text:h>
      <text:list text:style-name="LFO23" text:continue-numbering="true">
        <text:list-item>
          <text:p text:style-name="P134"><text:span text:style-name="StrongEmphasis">Poke a tiny hole (~1 mm) through the cap</text:span><text:s/>itself.</text:p>
        </text:list-item>
        <text:list-item>
          <text:p text:style-name="P135">Stretch the balloon over the bottle mouth<text:s/><text:span text:style-name="StrongEmphasis">over the cap</text:span>.</text:p>
        </text:list-item>
        <text:list-item>
          <text:p text:style-name="P136">Poke<text:s/><text:span text:style-name="StrongEmphasis">two tiny needle holes</text:span><text:s/>in the balloon.</text:p>
        </text:list-item>
      </text:list>
      <text:p text:style-name="Quotations">This creates<text:s/><text:span text:style-name="StrongEmphasis">two-stage venting</text:span>: cap hole + balloon holes.</text:p>
      <text:list text:style-name="LFO24" text:continue-numbering="true">
        <text:list-item>
          <text:p text:style-name="P137">The cap hole lets gas escape slowly from inside the bottle.</text:p>
        </text:list-item>
        <text:list-item>
          <text:p text:style-name="P138">The balloon acts as a buffer and visual indicator.</text:p>
        </text:list-item>
      </text:list>
      <text:p text:style-name="HorizontalLine"/>
      <text:p text:style-name="Textbody">?<text:s/><text:span text:style-name="StrongEmphasis">Extra tip:</text:span><text:s/>Make sure the balloon is snug over the bottle mouth (covering the cap) so gas goes into the balloon, not out the sides.</text:p>
      <text:p text:style-name="HorizontalLine"/>
      <text:p text:style-name="Textbody">If you want, I can make a<text:s/><text:span text:style-name="StrongEmphasis">simple diagram showing exactly where the cap hole and balloon holes go</text:span>—it makes it much easier to visualize and do safely.</text:p>
      <text:p text:style-name="Textbody">Do you want me to do that?</text:p>
      <text:h text:style-name="Heading5" text:outline-level="5">You said:</text:h>
      <text:p text:style-name="P139">ok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Heading" style:next-style-name="Textbody" style:default-outline-level="2">
      <style:text-properties style:font-name="Times New Roman" style:font-name-asian="SimSun"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Heading" style:next-style-name="Textbody" style:default-outline-level="3">
      <style:text-properties style:font-name="Times New Roman" style:font-name-asian="SimSun" fo:font-weight="bold" style:font-weight-asian="bold" style:font-weight-complex="bold" fo:hyphenate="false"/>
    </style:style>
    <style:style style:name="Heading5" style:display-name="Heading 5" style:family="paragraph" style:parent-style-name="Heading" style:next-style-name="Textbody" style:default-outline-level="5">
      <style:text-properties style:font-name="Times New Roman" style:font-name-asian="SimSun" fo:font-weight="bold" style:font-weight-asian="bold" style:font-weight-complex="bold" fo:font-size="10pt" style:font-size-asian="10pt" style:font-size-complex="10pt" fo:hyphenate="false"/>
    </style:style>
    <style:style style:name="Heading6" style:display-name="Heading 6" style:family="paragraph" style:parent-style-name="Heading" style:next-style-name="Textbody" style:default-outline-level="6">
      <style:text-properties style:font-name="Times New Roman" style:font-name-asian="SimSun" fo:font-weight="bold" style:font-weight-asian="bold" style:font-weight-complex="bold" fo:font-size="7pt" style:font-size-asian="7pt" style:font-size-complex="7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Emphasis" style:display-name="Emphasis" style:family="tex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  <text:outline-level-style text:level="5" style:num-format=""/>
      <text:outline-level-style text:level="6" style:num-format=""/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8LVL1" style:family="text">
      <style:text-properties style:font-name="OpenSymbol" style:font-name-asian="OpenSymbol" style:font-name-complex="OpenSymbol"/>
    </style:style>
    <style:style style:name="WW_CharLFO18LVL2" style:family="text">
      <style:text-properties style:font-name="OpenSymbol" style:font-name-asian="OpenSymbol" style:font-name-complex="OpenSymbol"/>
    </style:style>
    <style:style style:name="WW_CharLFO18LVL3" style:family="text">
      <style:text-properties style:font-name="OpenSymbol" style:font-name-asian="OpenSymbol" style:font-name-complex="OpenSymbol"/>
    </style:style>
    <style:style style:name="WW_CharLFO18LVL4" style:family="text">
      <style:text-properties style:font-name="OpenSymbol" style:font-name-asian="OpenSymbol" style:font-name-complex="OpenSymbol"/>
    </style:style>
    <style:style style:name="WW_CharLFO18LVL5" style:family="text">
      <style:text-properties style:font-name="OpenSymbol" style:font-name-asian="OpenSymbol" style:font-name-complex="OpenSymbol"/>
    </style:style>
    <style:style style:name="WW_CharLFO18LVL6" style:family="text">
      <style:text-properties style:font-name="OpenSymbol" style:font-name-asian="OpenSymbol" style:font-name-complex="OpenSymbol"/>
    </style:style>
    <style:style style:name="WW_CharLFO18LVL7" style:family="text">
      <style:text-properties style:font-name="OpenSymbol" style:font-name-asian="OpenSymbol" style:font-name-complex="OpenSymbol"/>
    </style:style>
    <style:style style:name="WW_CharLFO18LVL8" style:family="text">
      <style:text-properties style:font-name="OpenSymbol" style:font-name-asian="OpenSymbol" style:font-name-complex="OpenSymbol"/>
    </style:style>
    <style:style style:name="WW_CharLFO18LVL9" style:family="text">
      <style:text-properties style:font-name="OpenSymbol" style:font-name-asian="OpenSymbol" style:font-name-complex="OpenSymbol"/>
    </style:style>
    <style:style style:name="WW_CharLFO19LVL1" style:family="text">
      <style:text-properties style:font-name="OpenSymbol" style:font-name-asian="OpenSymbol" style:font-name-complex="OpenSymbol"/>
    </style:style>
    <style:style style:name="WW_CharLFO19LVL2" style:family="text">
      <style:text-properties style:font-name="OpenSymbol" style:font-name-asian="OpenSymbol" style:font-name-complex="OpenSymbol"/>
    </style:style>
    <style:style style:name="WW_CharLFO19LVL3" style:family="text">
      <style:text-properties style:font-name="OpenSymbol" style:font-name-asian="OpenSymbol" style:font-name-complex="OpenSymbol"/>
    </style:style>
    <style:style style:name="WW_CharLFO19LVL4" style:family="text">
      <style:text-properties style:font-name="OpenSymbol" style:font-name-asian="OpenSymbol" style:font-name-complex="OpenSymbol"/>
    </style:style>
    <style:style style:name="WW_CharLFO19LVL5" style:family="text">
      <style:text-properties style:font-name="OpenSymbol" style:font-name-asian="OpenSymbol" style:font-name-complex="OpenSymbol"/>
    </style:style>
    <style:style style:name="WW_CharLFO19LVL6" style:family="text">
      <style:text-properties style:font-name="OpenSymbol" style:font-name-asian="OpenSymbol" style:font-name-complex="OpenSymbol"/>
    </style:style>
    <style:style style:name="WW_CharLFO19LVL7" style:family="text">
      <style:text-properties style:font-name="OpenSymbol" style:font-name-asian="OpenSymbol" style:font-name-complex="OpenSymbol"/>
    </style:style>
    <style:style style:name="WW_CharLFO19LVL8" style:family="text">
      <style:text-properties style:font-name="OpenSymbol" style:font-name-asian="OpenSymbol" style:font-name-complex="OpenSymbol"/>
    </style:style>
    <style:style style:name="WW_CharLFO19LVL9" style:family="text">
      <style:text-properties style:font-name="OpenSymbol" style:font-name-asian="OpenSymbol" style:font-name-complex="OpenSymbol"/>
    </style:style>
    <style:style style:name="WW_CharLFO20LVL1" style:family="text">
      <style:text-properties style:font-name="OpenSymbol" style:font-name-asian="OpenSymbol" style:font-name-complex="OpenSymbol"/>
    </style:style>
    <style:style style:name="WW_CharLFO20LVL2" style:family="text">
      <style:text-properties style:font-name="OpenSymbol" style:font-name-asian="OpenSymbol" style:font-name-complex="OpenSymbol"/>
    </style:style>
    <style:style style:name="WW_CharLFO20LVL3" style:family="text">
      <style:text-properties style:font-name="OpenSymbol" style:font-name-asian="OpenSymbol" style:font-name-complex="OpenSymbol"/>
    </style:style>
    <style:style style:name="WW_CharLFO20LVL4" style:family="text">
      <style:text-properties style:font-name="OpenSymbol" style:font-name-asian="OpenSymbol" style:font-name-complex="OpenSymbol"/>
    </style:style>
    <style:style style:name="WW_CharLFO20LVL5" style:family="text">
      <style:text-properties style:font-name="OpenSymbol" style:font-name-asian="OpenSymbol" style:font-name-complex="OpenSymbol"/>
    </style:style>
    <style:style style:name="WW_CharLFO20LVL6" style:family="text">
      <style:text-properties style:font-name="OpenSymbol" style:font-name-asian="OpenSymbol" style:font-name-complex="OpenSymbol"/>
    </style:style>
    <style:style style:name="WW_CharLFO20LVL7" style:family="text">
      <style:text-properties style:font-name="OpenSymbol" style:font-name-asian="OpenSymbol" style:font-name-complex="OpenSymbol"/>
    </style:style>
    <style:style style:name="WW_CharLFO20LVL8" style:family="text">
      <style:text-properties style:font-name="OpenSymbol" style:font-name-asian="OpenSymbol" style:font-name-complex="OpenSymbol"/>
    </style:style>
    <style:style style:name="WW_CharLFO20LVL9" style:family="text">
      <style:text-properties style:font-name="OpenSymbol" style:font-name-asian="OpenSymbol" style:font-name-complex="OpenSymbol"/>
    </style:style>
    <style:style style:name="WW_CharLFO21LVL1" style:family="text">
      <style:text-properties style:font-name="OpenSymbol" style:font-name-asian="OpenSymbol" style:font-name-complex="OpenSymbol"/>
    </style:style>
    <style:style style:name="WW_CharLFO21LVL2" style:family="text">
      <style:text-properties style:font-name="OpenSymbol" style:font-name-asian="OpenSymbol" style:font-name-complex="OpenSymbol"/>
    </style:style>
    <style:style style:name="WW_CharLFO21LVL3" style:family="text">
      <style:text-properties style:font-name="OpenSymbol" style:font-name-asian="OpenSymbol" style:font-name-complex="OpenSymbol"/>
    </style:style>
    <style:style style:name="WW_CharLFO21LVL4" style:family="text">
      <style:text-properties style:font-name="OpenSymbol" style:font-name-asian="OpenSymbol" style:font-name-complex="OpenSymbol"/>
    </style:style>
    <style:style style:name="WW_CharLFO21LVL5" style:family="text">
      <style:text-properties style:font-name="OpenSymbol" style:font-name-asian="OpenSymbol" style:font-name-complex="OpenSymbol"/>
    </style:style>
    <style:style style:name="WW_CharLFO21LVL6" style:family="text">
      <style:text-properties style:font-name="OpenSymbol" style:font-name-asian="OpenSymbol" style:font-name-complex="OpenSymbol"/>
    </style:style>
    <style:style style:name="WW_CharLFO21LVL7" style:family="text">
      <style:text-properties style:font-name="OpenSymbol" style:font-name-asian="OpenSymbol" style:font-name-complex="OpenSymbol"/>
    </style:style>
    <style:style style:name="WW_CharLFO21LVL8" style:family="text">
      <style:text-properties style:font-name="OpenSymbol" style:font-name-asian="OpenSymbol" style:font-name-complex="OpenSymbol"/>
    </style:style>
    <style:style style:name="WW_CharLFO21LVL9" style:family="text">
      <style:text-properties style:font-name="OpenSymbol" style:font-name-asian="OpenSymbol" style:font-name-complex="OpenSymbol"/>
    </style:style>
    <style:style style:name="WW_CharLFO22LVL1" style:family="text">
      <style:text-properties style:font-name="OpenSymbol" style:font-name-asian="OpenSymbol" style:font-name-complex="OpenSymbol"/>
    </style:style>
    <style:style style:name="WW_CharLFO22LVL2" style:family="text">
      <style:text-properties style:font-name="OpenSymbol" style:font-name-asian="OpenSymbol" style:font-name-complex="OpenSymbol"/>
    </style:style>
    <style:style style:name="WW_CharLFO22LVL3" style:family="text">
      <style:text-properties style:font-name="OpenSymbol" style:font-name-asian="OpenSymbol" style:font-name-complex="OpenSymbol"/>
    </style:style>
    <style:style style:name="WW_CharLFO22LVL4" style:family="text">
      <style:text-properties style:font-name="OpenSymbol" style:font-name-asian="OpenSymbol" style:font-name-complex="OpenSymbol"/>
    </style:style>
    <style:style style:name="WW_CharLFO22LVL5" style:family="text">
      <style:text-properties style:font-name="OpenSymbol" style:font-name-asian="OpenSymbol" style:font-name-complex="OpenSymbol"/>
    </style:style>
    <style:style style:name="WW_CharLFO22LVL6" style:family="text">
      <style:text-properties style:font-name="OpenSymbol" style:font-name-asian="OpenSymbol" style:font-name-complex="OpenSymbol"/>
    </style:style>
    <style:style style:name="WW_CharLFO22LVL7" style:family="text">
      <style:text-properties style:font-name="OpenSymbol" style:font-name-asian="OpenSymbol" style:font-name-complex="OpenSymbol"/>
    </style:style>
    <style:style style:name="WW_CharLFO22LVL8" style:family="text">
      <style:text-properties style:font-name="OpenSymbol" style:font-name-asian="OpenSymbol" style:font-name-complex="OpenSymbol"/>
    </style:style>
    <style:style style:name="WW_CharLFO22LVL9" style:family="text">
      <style:text-properties style:font-name="OpenSymbol" style:font-name-asian="OpenSymbol" style:font-name-complex="OpenSymbol"/>
    </style:style>
    <style:style style:name="WW_CharLFO24LVL1" style:family="text">
      <style:text-properties style:font-name="OpenSymbol" style:font-name-asian="OpenSymbol" style:font-name-complex="OpenSymbol"/>
    </style:style>
    <style:style style:name="WW_CharLFO24LVL2" style:family="text">
      <style:text-properties style:font-name="OpenSymbol" style:font-name-asian="OpenSymbol" style:font-name-complex="OpenSymbol"/>
    </style:style>
    <style:style style:name="WW_CharLFO24LVL3" style:family="text">
      <style:text-properties style:font-name="OpenSymbol" style:font-name-asian="OpenSymbol" style:font-name-complex="OpenSymbol"/>
    </style:style>
    <style:style style:name="WW_CharLFO24LVL4" style:family="text">
      <style:text-properties style:font-name="OpenSymbol" style:font-name-asian="OpenSymbol" style:font-name-complex="OpenSymbol"/>
    </style:style>
    <style:style style:name="WW_CharLFO24LVL5" style:family="text">
      <style:text-properties style:font-name="OpenSymbol" style:font-name-asian="OpenSymbol" style:font-name-complex="OpenSymbol"/>
    </style:style>
    <style:style style:name="WW_CharLFO24LVL6" style:family="text">
      <style:text-properties style:font-name="OpenSymbol" style:font-name-asian="OpenSymbol" style:font-name-complex="OpenSymbol"/>
    </style:style>
    <style:style style:name="WW_CharLFO24LVL7" style:family="text">
      <style:text-properties style:font-name="OpenSymbol" style:font-name-asian="OpenSymbol" style:font-name-complex="OpenSymbol"/>
    </style:style>
    <style:style style:name="WW_CharLFO24LVL8" style:family="text">
      <style:text-properties style:font-name="OpenSymbol" style:font-name-asian="OpenSymbol" style:font-name-complex="OpenSymbol"/>
    </style:style>
    <style:style style:name="WW_CharLFO2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8">
      <text:list-level-style-number text:level="1" style:num-suffix="." style:num-list-format-name="NLF1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bullet text:level="2" text:style-name="WW_CharLFO8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4">
      <text:list-level-style-number text:level="1" style:num-suffix="." style:num-list-format-name="NLF0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15">
      <text:list-level-style-number text:level="1" style:num-suffix="." style:num-list-format-name="NLF1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bullet text:level="2" text:style-name="WW_CharLFO15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5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5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5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5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5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6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6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6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6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6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6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7">
      <text:list-level-style-number text:level="1" style:num-suffix="." style:num-list-format-name="NLF0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18">
      <text:list-level-style-bullet text:level="1" text:style-name="WW_CharLFO18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8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8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8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8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8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8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9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9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9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9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9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9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0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0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0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0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0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0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3">
      <text:list-level-style-number text:level="1" style:num-suffix="." style:num-list-format-name="NLF0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24">
      <text:list-level-style-bullet text:level="1" text:style-name="WW_CharLFO24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</number:num-list-format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Anthony Dulong</meta:initial-creator>
    <dc:creator>Anthony Dulong</dc:creator>
    <meta:creation-date>2025-12-17T10:02:00Z</meta:creation-date>
    <dc:date>2025-12-17T10:02:00Z</dc:date>
    <meta:template xlink:href="Normal.dotm" xlink:type="simple"/>
    <meta:editing-cycles>2</meta:editing-cycles>
    <meta:editing-duration>PT0S</meta:editing-duration>
    <meta:document-statistic meta:page-count="6" meta:paragraph-count="15" meta:word-count="1138" meta:character-count="7614" meta:row-count="54" meta:non-whitespace-character-count="6491"/>
  </office:meta>
</office:document-meta>
</file>